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ViewExporter.exportProperty( String uri , String local , Valu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ViewExporter.exportProperty( String uri , String local , int type , Value [ ]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cumentViewExporter.exportNode( String uri , String local , Node n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ocumentViewExporter.DocumentViewExporter( Session session , ContentHandler handler , boolean recurse , boolean bin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